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p text:style-name="Name">GERARDO BARUD</text:p>
      <text:p text:style-name="Subtitle">SysAdmin / SRE – Kubernetes Specialist</text:p>
      <text:p text:style-name="Contact">📍 San Juan, Argentina | 📧 gabarud@gmail.com</text:p>
      <text:p text:style-name="Contact">🔗 [GitHub](https://github.com/gerabarud) | 🔗 [LinkedIn](https://linkedin.com/in/gbarud)</text:p>
      <text:p/>
      <text:p text:style-name="Section">PROFESSIONAL PROFILE</text:p>
      <text:p text:style-name="Normal">Experienced professional with **over 12 years** in Linux systems administration, infrastructure, virtualization, automation, and observability. **Kubernetes specialist** with hands-on experience in on-premise and cloud (AWS EKS) clusters, operating critical SIU services. I work as an **SRE**, focusing on reliability, security, automation, standardization, disaster recovery, and DevOps best practices.</text:p>
      <text:p/>
      <text:p text:style-name="Bullet">• </text:p>
      <text:p text:style-name="Section">PROFESSIONAL EXPERIENCE</text:p>
      <text:p text:style-name="JobTitle">Sistema de Información Universitaria (SIU)</text:p>
      <text:p/>
      <text:p text:style-name="DateStyle">SysAdmin / SRE – Kubernetes Specialist</text:p>
      <text:p text:style-name="Bullet">• August 2022 – Present</text:p>
      <text:p/>
      <text:p text:style-name="Bullet">• Design, deployment, and management of production-grade Kubernetes clusters across multiple environments (on-premise and AWS EKS) using Debian, containerd, kubeadm, and CAPI.</text:p>
      <text:p text:style-name="Bullet">• Full ecosystem implementation: Calico, Ingress Nginx, cert-manager, MetalLB, Longhorn, Vault Operator, MinIO, Velero, Promtail, Loki, Prometheus, Grafana, Capsule, kube-vip, CNPG (PostgreSQL), Falco, ValidationAdmissionPolicy, etcd.</text:p>
      <text:p text:style-name="Bullet">• Deployment and management of PHP/Apache and PostgreSQL applications across multiple namespaces with advanced security policies and RBAC.</text:p>
      <text:p text:style-name="Bullet">• GitOps implementation with Argo CD for configuration management and automated deployments.</text:p>
      <text:p text:style-name="Bullet">• **Distributed storage** with Longhorn: replication configuration, snapshots, backups, and disaster recovery.</text:p>
      <text:p text:style-name="Bullet">• **Object storage** with MinIO for documents, application files, and database backups.</text:p>
      <text:p text:style-name="Bullet">• **Disaster recovery** with Velero: full cluster backup and restoration capabilities.</text:p>
      <text:p text:style-name="Bullet">• **Centralized secrets management** with Vault and Vault Operator, including automatic credential rotation.</text:p>
      <text:p text:style-name="Bullet">• **Cloud-native PostgreSQL** databases with CNPG (CloudNativePG): HA, continuous backups, automatic failover.</text:p>
      <text:p text:style-name="Bullet">• **Complete observability**: metrics with Prometheus, centralized logging with Loki/Promtail, Grafana dashboards, intelligent alerting.</text:p>
      <text:p text:style-name="Bullet">• **Runtime security monitoring** with Falco for anomaly and threat detection.</text:p>
      <text:p text:style-name="Bullet">• **Advanced admission policies** with ValidationAdmissionPolicy to govern deployments.</text:p>
      <text:p text:style-name="Bullet">• Infrastructure automation with Ansible, Salt, and Terraform.</text:p>
      <text:p text:style-name="Bullet">• Proxmox virtualized infrastructure management with cluster orchestration.</text:p>
      <text:p text:style-name="Bullet">• GitLab CI/CD pipeline optimization: runner design, security strategies, multi-environment deployment workflows.</text:p>
      <text:p text:style-name="Bullet">• **Speaker** at annual SIU events:</text:p>
      <text:p text:style-name="Bullet">• *Coffee Talks — Kubernetes Experiences and Recommendations* (2023, 2024)</text:p>
      <text:p text:style-name="Bullet">• *Kubernetes Security — SIU Workshop 2024*</text:p>
      <text:p text:style-name="Bullet">• **Co-designed** the official Kubernetes course for national universities (RIU) with updated best practices for production environments.</text:p>
      <text:p/>
      <text:p text:style-name="JobTitle">Universidad Nacional de San Juan</text:p>
      <text:p/>
      <text:p text:style-name="DateStyle">SysAdmin</text:p>
      <text:p text:style-name="Bullet">• August 2017 – Present</text:p>
      <text:p/>
      <text:p text:style-name="Bullet">• Linux servers and institutional services administration.</text:p>
      <text:p text:style-name="Bullet">• Progressive migration of internal applications to containers and Kubernetes.</text:p>
      <text:p text:style-name="Bullet">• Web services, databases, and critical systems maintenance.</text:p>
      <text:p text:style-name="Bullet">• Infrastructure task automation using IaC tools.</text:p>
      <text:p/>
      <text:p text:style-name="JobTitle">University Professor – UNSJ</text:p>
      <text:p/>
      <text:p text:style-name="DateStyle">Teaching Assistant (JTP)</text:p>
      <text:p text:style-name="Bullet">• March 2012 – August 2022</text:p>
      <text:p/>
      <text:p text:style-name="Bullet">• Instructor in *Procedural Programming* (C) and *Software Quality Assurance*.</text:p>
      <text:p text:style-name="Bullet">• Course material, practice assignments, evaluations, and tutoring design.</text:p>
      <text:p/>
      <text:p text:style-name="JobTitle">ZettaBox – Prague, Czech Republic</text:p>
      <text:p/>
      <text:p text:style-name="DateStyle">Software QA Engineer</text:p>
      <text:p text:style-name="Bullet">• November 2016 – April 2017</text:p>
      <text:p/>
      <text:p text:style-name="Bullet">• Manual and automated testing of web/mobile applications.</text:p>
      <text:p text:style-name="Bullet">• Test case design and defect reporting.</text:p>
      <text:p/>
      <text:p text:style-name="JobTitle">Instituto Nacional de Prevención Sísmica (INPRES)</text:p>
      <text:p/>
      <text:p text:style-name="DateStyle">Internship – Web Infrastructure</text:p>
      <text:p text:style-name="Bullet">• 2015 – 2016</text:p>
      <text:p/>
      <text:p text:style-name="Bullet">• Web infrastructure redesign and optimization.</text:p>
      <text:p text:style-name="Bullet">• Final degree project.</text:p>
      <text:p/>
      <text:p text:style-name="Bullet">• </text:p>
      <text:p text:style-name="Section">TRAINING AND TAUGHT COURSES</text:p>
      <text:p text:style-name="JobTitle">Instructor – National Universities Course (RIU)</text:p>
      <text:p/>
      <text:p text:style-name="DateStyle">"Production Kubernetes: Deployment and Administration"</text:p>
      <text:p/>
      <text:p text:style-name="Bullet">• **Editions:** 2023 and 2024</text:p>
      <text:p text:style-name="Bullet">• **Duration:** 32 hours (synchronous + asynchronous)</text:p>
      <text:p text:style-name="Bullet">• **Role:** Instructor and content co-author</text:p>
      <text:p/>
      <text:p text:style-name="DateStyle">Course content:</text:p>
      <text:p text:style-name="Bullet">• Kubernetes architecture and core components</text:p>
      <text:p text:style-name="Bullet">• Production cluster, high availability (HA), and networking</text:p>
      <text:p text:style-name="Bullet">• YAML manifests, Helm, Kustomize, GitOps</text:p>
      <text:p text:style-name="Bullet">• PV/PVC/StorageClass with Longhorn</text:p>
      <text:p text:style-name="Bullet">• Observability: Prometheus, Grafana, Loki</text:p>
      <text:p text:style-name="Bullet">• Vault, Capsule, and advanced security policies</text:p>
      <text:p text:style-name="Bullet">• Backup, recovery, and disaster recovery with Velero</text:p>
      <text:p text:style-name="Bullet">• MinIO for object storage</text:p>
      <text:p text:style-name="Bullet">• Cloud-native PostgreSQL with CNPG</text:p>
      <text:p text:style-name="Bullet">• Troubleshooting and best practices</text:p>
      <text:p/>
      <text:p text:style-name="Bullet">• </text:p>
      <text:p text:style-name="Section">TALKS AND PRESENTATIONS</text:p>
      <text:p text:style-name="JobTitle">Annual SIU Workshops</text:p>
      <text:p/>
      <text:p text:style-name="Bullet">• **Kubernetes Security** (2024) — Co-presenter</text:p>
      <text:p text:style-name="Bullet">• **Coffee Talks: Kubernetes – Experiences and Recommendations** (2023–2024)</text:p>
      <text:p/>
      <text:p text:style-name="DateStyle">Topics covered:</text:p>
      <text:p text:style-name="Bullet">• Infrastructure security, API Server, and RBAC</text:p>
      <text:p text:style-name="Bullet">• Validating Admission Policies</text:p>
      <text:p text:style-name="Bullet">• Secret management with Vault</text:p>
      <text:p text:style-name="Bullet">• Advanced Capsule usage</text:p>
      <text:p text:style-name="Bullet">• Helm deployment, GitOps, SIU ecosystem</text:p>
      <text:p text:style-name="Bullet">• Longhorn for persistent storage</text:p>
      <text:p text:style-name="Bullet">• Disaster recovery with Velero</text:p>
      <text:p text:style-name="Bullet">• Advanced monitoring and troubleshooting</text:p>
      <text:p/>
      <text:p text:style-name="Bullet">• </text:p>
      <text:p text:style-name="Section">TECHNICAL SKILLS</text:p>
      <text:p text:style-name="JobTitle">Systems and Infrastructure</text:p>
      <text:p text:style-name="Normal">Linux (Debian/Ubuntu), Proxmox VE, networking, bonding, VLAN, firewalling, distributed storage, high availability, disaster recovery.</text:p>
      <text:p/>
      <text:p text:style-name="JobTitle">Containers and Orchestration</text:p>
      <text:p text:style-name="Normal">Kubernetes (kubeadm, CAPI, EKS), containerd, Docker, Helm, Kustomize, Lens/OpenLens, Ingress Nginx, cert-manager, Calico, MetalLB, Capsule, kube-vip.</text:p>
      <text:p/>
      <text:p text:style-name="JobTitle">Storage and Persistence</text:p>
      <text:p text:style-name="Normal">Longhorn (snapshots, backups, replication), MinIO (S3-compatible object storage), Velero (cluster backup/restore), etcd management, PersistentVolumes.</text:p>
      <text:p/>
      <text:p text:style-name="JobTitle">Databases</text:p>
      <text:p text:style-name="Normal">PostgreSQL (installation, tuning, replication), CNPG (CloudNativePG) for cloud-native HA in Kubernetes, backup and recovery.</text:p>
      <text:p/>
      <text:p text:style-name="JobTitle">Secrets and Security</text:p>
      <text:p text:style-name="Normal">Vault (centralized secrets management, automatic rotation), Vault Operator, advanced RBAC, ValidationAdmissionPolicy, Falco (runtime security), sealed-secrets.</text:p>
      <text:p/>
      <text:p text:style-name="JobTitle">CI/CD and GitLab</text:p>
      <text:p text:style-name="Normal">GitLab administration (runners, permissions, groups, projects), CI/CD pipeline design for PHP, Python, and container applications, Argo CD integration for GitOps workflows.</text:p>
      <text:p/>
      <text:p text:style-name="JobTitle">Automation and IaC</text:p>
      <text:p text:style-name="Normal">Ansible (playbooks, roles, complex orchestration), Terraform (Proxmox, AWS, Kubernetes), Salt, Bash, Python, CAPI (Cluster API).</text:p>
      <text:p/>
      <text:p text:style-name="JobTitle">Observability</text:p>
      <text:p text:style-name="Normal">Prometheus, Alertmanager, Grafana (advanced dashboards), Loki (log aggregation), Promtail (log shipping), kube-state-metrics.</text:p>
      <text:p/>
      <text:p text:style-name="Bullet">• </text:p>
      <text:p text:style-name="Section">LANGUAGES</text:p>
      <text:p text:style-name="Bullet">• Spanish: Native</text:p>
      <text:p text:style-name="Bullet">• English: Advanced – Professional</text:p>
      <text:p/>
      <text:p text:style-name="Bullet">• </text:p>
      <text:p text:style-name="Section">ADDITIONAL ACTIVITIES</text:p>
      <text:p text:style-name="Bullet">• Technical trainer in SIU internal courses on Kubernetes, security, and infrastructure operations.</text:p>
      <text:p text:style-name="Bullet">• Author of official Kubernetes documentation for the SIU ecosystem (README, runbooks, troubleshooting guides).</text:p>
      <text:p text:style-name="Bullet">• Implementation of security practices, backups, replication, and redundancy for critical services.</text:p>
      <text:p text:style-name="Bullet">• Maintenance and updates of Kubernetes clusters across multiple environments (development, devops, production).</text:p>
      <text:p text:style-name="Bullet">• Contributions to SIU internal projects related to cloud infrastructure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Name" style:family="paragraph" style:display-name="Name">
      <style:paragraph-properties fo:text-align="center" fo:margin-bottom="0.2cm"/>
      <style:text-properties fo:font-size="24pt" fo:font-weight="bold" fo:color="#1a5490"/>
    </style:style>
    <style:style style:name="Subtitle" style:family="paragraph" style:display-name="Subtitle">
      <style:paragraph-properties fo:text-align="center" fo:margin-bottom="0.3cm"/>
      <style:text-properties fo:font-size="14pt" fo:color="#4a4a4a" fo:font-style="italic"/>
    </style:style>
    <style:style style:name="Contact" style:family="paragraph" style:display-name="Contact">
      <style:paragraph-properties fo:text-align="center" fo:margin-bottom="0.5cm"/>
      <style:text-properties fo:font-size="10pt" fo:color="#333333"/>
    </style:style>
    <style:style style:name="Section" style:family="paragraph" style:display-name="Section">
      <style:paragraph-properties fo:margin-top="0.4cm" fo:margin-bottom="0.2cm" style:border-line-width-bottom="0.05cm" fo:border-left="none" fo:border-right="none" fo:border-top="none" fo:border-bottom="0.05cm solid #1a5490" fo:padding-bottom="0.1cm"/>
      <style:text-properties fo:font-size="14pt" fo:font-weight="bold" fo:color="#1a5490"/>
    </style:style>
    <style:style style:name="JobTitle" style:family="paragraph" style:display-name="JobTitle">
      <style:paragraph-properties fo:margin-bottom="0.05cm" fo:margin-top="0.2cm"/>
      <style:text-properties fo:font-size="11pt" fo:font-weight="bold" fo:color="#2c5282"/>
    </style:style>
    <style:style style:name="Company" style:family="paragraph" style:display-name="Company">
      <style:paragraph-properties fo:margin-bottom="0.05cm"/>
      <style:text-properties fo:font-size="10pt" fo:font-style="italic" fo:color="#4a4a4a"/>
    </style:style>
    <style:style style:name="DateStyle" style:family="paragraph" style:display-name="DateStyle">
      <style:paragraph-properties fo:margin-bottom="0.2cm"/>
      <style:text-properties fo:font-size="9pt" fo:color="#666666"/>
    </style:style>
    <style:style style:name="Normal" style:family="paragraph" style:display-name="Normal">
      <style:paragraph-properties fo:margin-bottom="0.15cm" fo:text-align="justify"/>
      <style:text-properties fo:font-size="10pt" fo:color="#333333"/>
    </style:style>
    <style:style style:name="Bullet" style:family="paragraph" style:display-name="Bullet">
      <style:paragraph-properties fo:margin-left="0.5cm" fo:margin-bottom="0.1cm"/>
      <style:text-properties fo:font-size="10pt" fo:color="#333333"/>
    </style:style>
    <style:style style:name="Skill" style:family="paragraph" style:display-name="Skill">
      <style:paragraph-properties fo:margin-left="0.3cm" fo:margin-bottom="0.1cm"/>
      <style:text-properties fo:font-size="10pt" fo:color="#333333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